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ndeks</text:p>
          </table:table-cell>
          <table:table-cell table:style-name="ce3" office:value-type="string" calcext:value-type="string">
            <text:p>Poeni</text:p>
          </table:table-cell>
        </table:table-row>
        <table:table-row table:style-name="ro1">
          <table:table-cell/>
          <table:table-cell office:value-type="string" calcext:value-type="string">
            <text:p>mi164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mi150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mi152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mi1506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/>
          <table:table-cell office:value-type="string" calcext:value-type="string">
            <text:p>mi154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mi1517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string" calcext:value-type="string">
            <text:p>mi1513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string" calcext:value-type="string">
            <text:p>mi1529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string" calcext:value-type="string">
            <text:p>mi151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i164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mi15089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/>
          <table:table-cell office:value-type="string" calcext:value-type="string">
            <text:p>mi1514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/>
          <table:table-cell office:value-type="string" calcext:value-type="string">
            <text:p>mi16401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/>
          <table:table-cell office:value-type="string" calcext:value-type="string">
            <text:p>mi174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i1522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/>
          <table:table-cell office:value-type="string" calcext:value-type="string">
            <text:p>mi154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mi15008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mi15146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mi17482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mi18462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mi18473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mi151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i160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i184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mi1642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mi1848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mi184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i174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i16434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/>
          <table:table-cell office:value-type="string" calcext:value-type="string">
            <text:p>mi1643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AMJ32" table:contains-header="false">
          <table:sort>
            <table:sort-by table:field-number="1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3:16:21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09:32:40.560000000</meta:creation-date>
    <meta:editing-duration>PT8M36S</meta:editing-duration>
    <meta:editing-cycles>5</meta:editing-cycles>
    <meta:generator>LibreOffice/6.2.0.3$Windows_X86_64 LibreOffice_project/98c6a8a1c6c7b144ce3cc729e34964b47ce25d62</meta:generator>
    <dc:date>2019-06-09T13:17:24.418000000</dc:date>
    <meta:document-statistic meta:table-count="1" meta:cell-count="62" meta:object-count="0"/>
  </office:meta>
</office:document-meta>
</file>